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ILLO CASTIILLO, JESUS FRAN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ILLO CASTIILLO, JESUS FRAN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38289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1/2021</text:p>
          </table:table-cell>
          <table:table-cell table:style-name="Tabla2.A2" office:value-type="string">
            <text:p text:style-name="P7">95700651</text:p>
          </table:table-cell>
          <table:table-cell table:style-name="Tabla2.A2" office:value-type="string">
            <text:p text:style-name="P7">1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NBU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9T23:02:1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